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officeooo:rsid="001a3517" officeooo:paragraph-rsid="00617f52"/>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3" style:family="paragraph" style:parent-style-name="Standard">
      <style:text-properties fo:font-style="normal" officeooo:rsid="003ca0fb" officeooo:paragraph-rsid="003ca0fb" style:font-style-asian="normal" style:font-style-complex="normal"/>
    </style:style>
    <style:style style:name="P34"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5" style:family="paragraph" style:parent-style-name="Standard">
      <style:text-properties officeooo:paragraph-rsid="003077f1"/>
    </style:style>
    <style:style style:name="P36" style:family="paragraph" style:parent-style-name="Standard">
      <style:paragraph-properties fo:margin-left="0.4925in" fo:margin-right="0in" fo:text-indent="0in" style:auto-text-indent="false"/>
      <style:text-properties officeooo:rsid="001c812a" officeooo:paragraph-rsid="001c812a"/>
    </style:style>
    <style:style style:name="P37" style:family="paragraph" style:parent-style-name="Standard">
      <style:paragraph-properties fo:margin-left="0.4925in" fo:margin-right="0in" fo:text-indent="0in" style:auto-text-indent="false"/>
      <style:text-properties officeooo:rsid="001c812a" officeooo:paragraph-rsid="00634c38"/>
    </style:style>
    <style:style style:name="P3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7" style:family="paragraph" style:parent-style-name="Standard">
      <style:text-properties fo:font-weight="bold" officeooo:rsid="00371f2e" officeooo:paragraph-rsid="00517dd5" style:font-weight-asian="bold" style:font-weight-complex="bold"/>
    </style:style>
    <style:style style:name="P48" style:family="paragraph" style:parent-style-name="Standard">
      <style:text-properties fo:font-weight="bold" officeooo:rsid="00371f2e" officeooo:paragraph-rsid="001a3517" style:font-weight-asian="bold" style:font-weight-complex="bold"/>
    </style:style>
    <style:style style:name="P49"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text-properties officeooo:rsid="0041e951" officeooo:paragraph-rsid="0041e951"/>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Standard">
      <style:text-properties fo:font-weight="normal" officeooo:rsid="001a3517" officeooo:paragraph-rsid="0044e6cd" style:font-weight-asian="normal" style:font-weight-complex="normal"/>
    </style:style>
    <style:style style:name="P70" style:family="paragraph" style:parent-style-name="Preformatted_20_Text">
      <style:text-properties officeooo:paragraph-rsid="006066cb"/>
    </style:style>
    <style:style style:name="P71" style:family="paragraph" style:parent-style-name="Standard">
      <style:text-properties officeooo:rsid="006066cb" officeooo:paragraph-rsid="006066cb"/>
    </style:style>
    <style:style style:name="P72" style:family="paragraph" style:parent-style-name="Preformatted_20_Text">
      <style:text-properties officeooo:rsid="0040b350" officeooo:paragraph-rsid="006066cb"/>
    </style:style>
    <style:style style:name="P73" style:family="paragraph" style:parent-style-name="Text_20_body">
      <style:text-properties officeooo:rsid="00666a8a" officeooo:paragraph-rsid="00666a8a"/>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Heading_20_2">
      <style:text-properties officeooo:paragraph-rsid="003d0244"/>
    </style:style>
    <style:style style:name="P77"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255fca" style:font-style-asian="italic" style:font-weight-asian="normal" style:font-style-complex="italic" style:font-weight-complex="normal"/>
    </style:style>
    <style:style style:name="T15" style:family="text">
      <style:text-properties fo:font-style="italic" fo:font-weight="normal" officeooo:rsid="0038b304" style:font-style-asian="italic" style:font-weight-asian="normal" style:font-style-complex="italic" style:font-weight-complex="normal"/>
    </style:style>
    <style:style style:name="T16" style:family="text">
      <style:text-properties fo:font-style="italic" fo:font-weight="normal" officeooo:rsid="0044e6cd" style:font-style-asian="italic" style:font-weight-asian="normal" style:font-style-complex="italic" style:font-weight-complex="normal"/>
    </style:style>
    <style:style style:name="T17" style:family="text">
      <style:text-properties fo:font-style="italic" fo:font-weight="normal" officeooo:rsid="00517dd5" style:font-style-asian="italic" style:font-weight-asian="normal" style:font-style-complex="italic" style:font-weight-complex="normal"/>
    </style:style>
    <style:style style:name="T18" style:family="text">
      <style:text-properties fo:font-style="italic" style:font-name-asian="Noto Sans CJK SC" style:font-style-asian="italic" style:font-name-complex="Lohit Devanagari1" style:font-style-complex="italic"/>
    </style:style>
    <style:style style:name="T19" style:family="text">
      <style:text-properties fo:font-style="italic" officeooo:rsid="0058672b" style:font-name-asian="Noto Sans CJK SC" style:font-style-asian="italic" style:font-name-complex="Lohit Devanagari1" style:font-style-complex="italic"/>
    </style:style>
    <style:style style:name="T20" style:family="text">
      <style:text-properties fo:font-style="italic" fo:font-weight="bold" officeooo:rsid="00371f2e" style:font-style-asian="italic" style:font-weight-asian="bold" style:font-style-complex="italic" style:font-weight-complex="bold"/>
    </style:style>
    <style:style style:name="T21" style:family="text">
      <style:text-properties fo:font-style="italic" fo:font-weight="bold" officeooo:rsid="001a3517" style:font-style-asian="italic" style:font-weight-asian="bold" style:font-style-complex="italic" style:font-weight-complex="bold"/>
    </style:style>
    <style:style style:name="T22" style:family="text">
      <style:text-properties fo:font-style="italic" fo:font-weight="bold" officeooo:rsid="001b8aa6"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58999" style:font-weight-asian="bold" style:font-weight-complex="bold"/>
    </style:style>
    <style:style style:name="T28" style:family="text">
      <style:text-properties fo:font-weight="bold" officeooo:rsid="00371f2e" style:font-weight-asian="bold" style:font-weight-complex="bold"/>
    </style:style>
    <style:style style:name="T29" style:family="text">
      <style:text-properties fo:font-weight="bold" officeooo:rsid="0044e6cd" style:font-weight-asian="bold" style:font-weight-complex="bold"/>
    </style:style>
    <style:style style:name="T30" style:family="text">
      <style:text-properties fo:font-weight="bold" officeooo:rsid="00517dd5" style:font-weight-asian="bold" style:font-weight-complex="bold"/>
    </style:style>
    <style:style style:name="T31" style:family="text">
      <style:text-properties fo:font-weight="bold" officeooo:rsid="00575783" style:font-weight-asian="bold" style:font-weight-complex="bold"/>
    </style:style>
    <style:style style:name="T32" style:family="text">
      <style:text-properties fo:font-weight="bold" officeooo:rsid="00617f52"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cda7c" style:font-style-asian="normal" style:font-style-complex="normal"/>
    </style:style>
    <style:style style:name="T35" style:family="text">
      <style:text-properties fo:font-style="normal" officeooo:rsid="002cd1a6" style:font-style-asian="normal" style:font-style-complex="normal"/>
    </style:style>
    <style:style style:name="T36" style:family="text">
      <style:text-properties fo:font-style="normal" officeooo:rsid="00371f2e" style:font-style-asian="normal" style:font-style-complex="normal"/>
    </style:style>
    <style:style style:name="T37" style:family="text">
      <style:text-properties fo:font-style="normal" officeooo:rsid="0038b304" style:font-style-asian="normal" style:font-style-complex="normal"/>
    </style:style>
    <style:style style:name="T38" style:family="text">
      <style:text-properties fo:font-style="normal" officeooo:rsid="003c8cb2" style:font-style-asian="normal" style:font-style-complex="normal"/>
    </style:style>
    <style:style style:name="T39" style:family="text">
      <style:text-properties fo:font-style="normal" officeooo:rsid="003ca0fb" style:font-style-asian="normal" style:font-style-complex="normal"/>
    </style:style>
    <style:style style:name="T40" style:family="text">
      <style:text-properties fo:font-style="normal" officeooo:rsid="0057dc30" style:font-style-asian="normal" style:font-style-complex="normal"/>
    </style:style>
    <style:style style:name="T41" style:family="text">
      <style:text-properties fo:font-style="normal" officeooo:rsid="005adbae" style:font-style-asian="normal" style:font-style-complex="normal"/>
    </style:style>
    <style:style style:name="T42" style:family="text">
      <style:text-properties fo:font-style="normal" officeooo:rsid="005bfbe7" style:font-style-asian="normal" style:font-style-complex="normal"/>
    </style:style>
    <style:style style:name="T43" style:family="text">
      <style:text-properties fo:font-style="normal" officeooo:rsid="005cff47" style:font-style-asian="normal" style:font-style-complex="normal"/>
    </style:style>
    <style:style style:name="T44" style:family="text">
      <style:text-properties fo:font-style="normal" officeooo:rsid="00617f52" style:font-style-asian="normal" style:font-style-complex="normal"/>
    </style:style>
    <style:style style:name="T45" style:family="text">
      <style:text-properties fo:font-style="normal" officeooo:rsid="00634c38" style:font-style-asian="normal" style:font-style-complex="normal"/>
    </style:style>
    <style:style style:name="T46" style:family="text">
      <style:text-properties fo:font-style="normal" officeooo:rsid="00666a8a"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c812a" style:font-style-asian="normal" style:font-weight-asian="bold" style:font-style-complex="normal" style:font-weight-complex="bold"/>
    </style:style>
    <style:style style:name="T49" style:family="text">
      <style:text-properties fo:font-style="normal" fo:font-weight="bold" officeooo:rsid="00255fca" style:font-style-asian="normal" style:font-weight-asian="bold" style:font-style-complex="normal" style:font-weight-complex="bold"/>
    </style:style>
    <style:style style:name="T50" style:family="text">
      <style:text-properties fo:font-style="normal" fo:font-weight="bold" officeooo:rsid="0044e6cd" style:font-style-asian="normal" style:font-weight-asian="bold" style:font-style-complex="normal" style:font-weight-complex="bold"/>
    </style:style>
    <style:style style:name="T51" style:family="text">
      <style:text-properties fo:font-style="normal" fo:font-weight="bold" officeooo:rsid="00517dd5" style:font-style-asian="normal" style:font-weight-asian="bold" style:font-style-complex="normal" style:font-weight-complex="bold"/>
    </style:style>
    <style:style style:name="T52" style:family="text">
      <style:text-properties fo:font-style="normal" fo:font-weight="bold" officeooo:rsid="0057dc30" style:font-style-asian="normal" style:font-weight-asian="bold" style:font-style-complex="normal" style:font-weight-complex="bold"/>
    </style:style>
    <style:style style:name="T53" style:family="text">
      <style:text-properties fo:font-style="normal" fo:font-weight="bold" officeooo:rsid="00371f2e" style:font-style-asian="normal" style:font-weight-asian="bold" style:font-style-complex="normal" style:font-weight-complex="bold"/>
    </style:style>
    <style:style style:name="T54" style:family="text">
      <style:text-properties fo:font-style="normal" fo:font-weight="bold" officeooo:rsid="001a3517" style:font-style-asian="normal" style:font-weight-asian="bold" style:font-style-complex="normal" style:font-weight-complex="bold"/>
    </style:style>
    <style:style style:name="T55" style:family="text">
      <style:text-properties fo:font-style="normal" fo:font-weight="bold" officeooo:rsid="001b8aa6"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c812a" style:font-style-asian="normal" style:font-weight-asian="normal" style:font-style-complex="normal" style:font-weight-complex="normal"/>
    </style:style>
    <style:style style:name="T58" style:family="text">
      <style:text-properties fo:font-style="normal" fo:font-weight="normal" officeooo:rsid="001b8aa6" style:font-style-asian="normal" style:font-weight-asian="normal" style:font-style-complex="normal" style:font-weight-complex="normal"/>
    </style:style>
    <style:style style:name="T59" style:family="text">
      <style:text-properties officeooo:rsid="003b12da"/>
    </style:style>
    <style:style style:name="T60" style:family="text">
      <style:text-properties style:font-name-asian="Noto Sans CJK SC" style:font-name-complex="Lohit Devanagari1"/>
    </style:style>
    <style:style style:name="T61" style:family="text">
      <style:text-properties officeooo:rsid="003c548a" style:font-name-asian="Noto Sans CJK SC" style:font-name-complex="Lohit Devanagari1"/>
    </style:style>
    <style:style style:name="T62" style:family="text">
      <style:text-properties officeooo:rsid="0058672b" style:font-name-asian="Noto Sans CJK SC" style:font-name-complex="Lohit Devanagari1"/>
    </style:style>
    <style:style style:name="T63" style:family="text">
      <style:text-properties officeooo:rsid="00371f2e"/>
    </style:style>
    <style:style style:name="T64" style:family="text">
      <style:text-properties officeooo:rsid="0038b304"/>
    </style:style>
    <style:style style:name="T65" style:family="text">
      <style:text-properties style:font-name="Liberation Serif" fo:font-size="12pt" style:font-name-asian="Noto Sans CJK SC" style:font-size-asian="12pt" style:font-name-complex="Lohit Devanagari1" style:font-size-complex="12pt"/>
    </style:style>
    <style:style style:name="T66" style:family="text">
      <style:text-properties style:font-name="Liberation Serif" fo:font-size="12pt" officeooo:rsid="002bb37f" style:font-name-asian="Noto Sans CJK SC" style:font-size-asian="12pt" style:font-name-complex="Lohit Devanagari1" style:font-size-complex="12pt"/>
    </style:style>
    <style:style style:name="T67" style:family="text">
      <style:text-properties style:font-name="Liberation Serif" fo:font-size="12pt" officeooo:rsid="0038b304" style:font-name-asian="Noto Sans CJK SC" style:font-size-asian="12pt" style:font-name-complex="Lohit Devanagari1" style:font-size-complex="12pt"/>
    </style:style>
    <style:style style:name="T68" style:family="text">
      <style:text-properties style:font-name="Liberation Serif" fo:font-size="12pt" officeooo:rsid="003c548a" style:font-name-asian="Noto Sans CJK SC" style:font-size-asian="12pt" style:font-name-complex="Lohit Devanagari1" style:font-size-complex="12pt"/>
    </style:style>
    <style:style style:name="T69" style:family="text">
      <style:text-properties style:font-name="Liberation Serif" fo:font-size="12pt" officeooo:rsid="003fca33" style:font-name-asian="Noto Sans CJK SC" style:font-size-asian="12pt" style:font-name-complex="Lohit Devanagari1" style:font-size-complex="12pt"/>
    </style:style>
    <style:style style:name="T70" style:family="text">
      <style:text-properties style:font-name="Liberation Serif" fo:font-size="12pt" officeooo:rsid="005b84aa" style:font-name-asian="Noto Sans CJK SC" style:font-size-asian="12pt" style:font-name-complex="Lohit Devanagari1" style:font-size-complex="12pt"/>
    </style:style>
    <style:style style:name="T71" style:family="text">
      <style:text-properties officeooo:rsid="003c548a"/>
    </style:style>
    <style:style style:name="T72" style:family="text">
      <style:text-properties officeooo:rsid="003c8cb2"/>
    </style:style>
    <style:style style:name="T73" style:family="text">
      <style:text-properties officeooo:rsid="003ca0fb"/>
    </style:style>
    <style:style style:name="T74" style:family="text">
      <style:text-properties officeooo:rsid="003d0244"/>
    </style:style>
    <style:style style:name="T75" style:family="text">
      <style:text-properties officeooo:rsid="003fca33"/>
    </style:style>
    <style:style style:name="T76" style:family="text">
      <style:text-properties officeooo:rsid="001cda7c"/>
    </style:style>
    <style:style style:name="T77" style:family="text">
      <style:text-properties officeooo:rsid="0044e6cd"/>
    </style:style>
    <style:style style:name="T78" style:family="text">
      <style:text-properties officeooo:rsid="0049e2fc"/>
    </style:style>
    <style:style style:name="T79" style:family="text">
      <style:text-properties officeooo:rsid="004b0a86"/>
    </style:style>
    <style:style style:name="T80" style:family="text">
      <style:text-properties officeooo:rsid="004d1911"/>
    </style:style>
    <style:style style:name="T81" style:family="text">
      <style:text-properties officeooo:rsid="004e1d97"/>
    </style:style>
    <style:style style:name="T82" style:family="text">
      <style:text-properties officeooo:rsid="004f1a13"/>
    </style:style>
    <style:style style:name="T83" style:family="text">
      <style:text-properties officeooo:rsid="00517dd5"/>
    </style:style>
    <style:style style:name="T84" style:family="text">
      <style:text-properties officeooo:rsid="005291da"/>
    </style:style>
    <style:style style:name="T85" style:family="text">
      <style:text-properties officeooo:rsid="00575783"/>
    </style:style>
    <style:style style:name="T86" style:family="text">
      <style:text-properties officeooo:rsid="0057dc30"/>
    </style:style>
    <style:style style:name="T87" style:family="text">
      <style:text-properties officeooo:rsid="0058672b"/>
    </style:style>
    <style:style style:name="T88" style:family="text">
      <style:text-properties officeooo:rsid="00593e77"/>
    </style:style>
    <style:style style:name="T89" style:family="text">
      <style:text-properties officeooo:rsid="005b84aa"/>
    </style:style>
    <style:style style:name="T90" style:family="text">
      <style:text-properties officeooo:rsid="005bfbe7"/>
    </style:style>
    <style:style style:name="T91" style:family="text">
      <style:text-properties officeooo:rsid="0040b350"/>
    </style:style>
    <style:style style:name="T92" style:family="text">
      <style:text-properties officeooo:rsid="00617f52"/>
    </style:style>
    <style:style style:name="T93" style:family="text">
      <style:text-properties officeooo:rsid="00634c38"/>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Virtual<text:span text:style-name="T85">Hdos</text:span></text:p>
      <text:p text:style-name="P46"><text:span text:style-name="T85">HDOS</text:span> Emulator</text:p>
      <text:p text:style-name="P5"><text:date style:data-style-name="N41" text:date-value="2023-02-16T05:47:37.469212473">February 16,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438_1532241226" text:style-name="Index_20_Link" text:visited-style-name="Index_20_Link">Introduction<text:tab/>1</text:a></text:p>
          <text:p text:style-name="P74"><text:a xlink:type="simple" xlink:href="#__RefHeading___Toc1440_1532241226" text:style-name="Index_20_Link" text:visited-style-name="Index_20_Link">Native Files<text:tab/>1</text:a></text:p>
          <text:p text:style-name="P74"><text:a xlink:type="simple" xlink:href="#__RefHeading___Toc1442_1532241226" text:style-name="Index_20_Link" text:visited-style-name="Index_20_Link">Configuration<text:tab/>2</text:a></text:p>
          <text:p text:style-name="P75"><text:a xlink:type="simple" xlink:href="#__RefHeading___Toc16640_1034753722" text:style-name="Index_20_Link" text:visited-style-name="Index_20_Link">Directory Expansion<text:tab/>3</text:a></text:p>
          <text:p text:style-name="P74"><text:a xlink:type="simple" xlink:href="#__RefHeading___Toc1003_1158399634" text:style-name="Index_20_Link" text:visited-style-name="Index_20_Link"><text:span text:style-name="T33">E</text:span></text:a><text:a xlink:type="simple" xlink:href="#__RefHeading___Toc1003_1158399634" text:style-name="Index_20_Link" text:visited-style-name="Index_20_Link"><text:span text:style-name="T33">nvironment Variables</text:span></text:a><text:a xlink:type="simple" xlink:href="#__RefHeading___Toc1003_1158399634" text:style-name="Index_20_Link" text:visited-style-name="Index_20_Link"><text:tab/>3</text:a></text:p>
          <text:p text:style-name="P74"><text:a xlink:type="simple" xlink:href="#__RefHeading___Toc1444_1532241226" text:style-name="Index_20_Link" text:visited-style-name="Index_20_Link">Running the Emulator<text:tab/>3</text:a></text:p>
          <text:p text:style-name="P75"><text:a xlink:type="simple" xlink:href="#__RefHeading___Toc568_1034753722" text:style-name="Index_20_Link" text:visited-style-name="Index_20_Link">Console Input<text:tab/>4</text:a></text:p>
          <text:p text:style-name="P75"><text:a xlink:type="simple" xlink:href="#__RefHeading___Toc621_1034753722" text:style-name="Index_20_Link" text:visited-style-name="Index_20_Link">Batch Execution (SUBMIT)<text:tab/>4</text:a></text:p>
          <text:p text:style-name="P74"><text:a xlink:type="simple" xlink:href="#__RefHeading___Toc1021_1158399634" text:style-name="Index_20_Link" text:visited-style-name="Index_20_Link">Setup Example<text:tab/>4</text:a></text:p>
          <text:p text:style-name="P74"><text:a xlink:type="simple" xlink:href="#__RefHeading___Toc1021_11583996341" text:style-name="Index_20_Link" text:visited-style-name="Index_20_Link">Makefile Example<text:tab/>5</text:a></text:p>
          <text:p text:style-name="P74"><text:a xlink:type="simple" xlink:href="#__RefHeading___Toc524_1034753722" text:style-name="Index_20_Link" text:visited-style-name="Index_20_Link">Tracing<text:tab/>6</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72">e</text:span><text:span text:style-name="T1">mulates</text:span> a <text:span text:style-name="T1">HDOS </text:span><text:span text:style-name="T87">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88">Currently, it is only HDOS v2.0. </text:span><text:span text:style-name="T93">Supports 16 drives (devices), named “sy0” – “sy7”, “dk0” – “dk7”.</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72">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73">Note that some non-Windows systems may</text:span><text:span text:style-name="T39"> set file execute bits incorrectly, such as ZIP archive extractions or files copied from a Windows system. On non-windows systems the execute permissions can be removed from HDOS files that should not be SYS.</text:span></text:p>
      <text:p text:style-name="P33"/>
      <text:p text:style-name="P71"><text:span text:style-name="T39">H</text:span><text:span text:style-name="T33">DOS is unable to handle years beyond 1999, so the datestamps created for native files will always have the year “1999” (unless they were actually stamped with an learlier date). </text:span><text:span text:style-name="T44">This behavior may be relaxed with a configuration property.</text:span></text:p>
      <text:p text:style-name="P3"/>
      <text:p text:style-name="P3"><text:soft-page-break/>Files that are not an even multiple of <text:span text:style-name="T90">256</text:span> bytes in size will be padded to a <text:span text:style-name="T90">256</text:span>-byte multiple, using <text:span text:style-name="T90">NUL</text:span> (<text:span text:style-name="T90">0x00</text:span>), when reading. Writing to a file <text:span text:style-name="T71">from HDOS </text:span>always involves a full <text:span text:style-name="T90">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35"><text:span text:style-name="T2">The </text:span><text:span text:style-name="T1">emulator</text:span><text:span text:style-name="T2"> is configured using a “configuration file”, which is plan text formatted as “property = value” lines. The configuration file to be used is </text:span><text:span text:style-name="T72">based on the following search order. First, it</text:span><text:span text:style-name="T2"> will look in the current directory for “</text:span><text:span text:style-name="T27">v</text:span><text:span text:style-name="T31">hdos</text:span><text:span text:style-name="T27">.rc</text:span><text:span text:style-name="T2">” and </text:span><text:span text:style-name="T72">second</text:span><text:span text:style-name="T2"> </text:span><text:span text:style-name="T72">in</text:span><text:span text:style-name="T2"> the user’s home directory for “</text:span><text:span text:style-name="T26">.</text:span><text:span text:style-name="T27">v</text:span><text:span text:style-name="T31">hdos</text:span><text:span text:style-name="T26">rc</text:span><text:span text:style-name="T2">”. </text:span><text:span text:style-name="T59">Comments in the file start with ‘#’ as the first non-space character of the line.</text:span><text:span text:style-name="T2"> </text:span><text:span text:style-name="T35">Property values may use backslash (‘\’) to extend long values to the following line.</text:span></text:p>
      <text:p text:style-name="P6"/>
      <text:p text:style-name="P6">The following properties are recognized:</text:p>
      <text:p text:style-name="P6"/>
      <text:p text:style-name="P48">silent</text:p>
      <text:p text:style-name="P7"><text:span text:style-name="T36">Suppresses informative messages about configuration, etc</text:span><text:span text:style-name="T33">.</text:span></text:p>
      <text:p text:style-name="P6"/>
      <text:p text:style-name="P8"><text:span text:style-name="T28">vhdos</text:span><text:span text:style-name="T23">_</text:span><text:span text:style-name="T24">root_dir</text:span><text:span text:style-name="T23"> =</text:span> <text:span text:style-name="T4">path</text:span></text:p>
      <text:p text:style-name="P37"><text:span text:style-name="T33">Specifies the top-level (root) directory to be exported. Default will be </text:span><text:span text:style-name="T47">~/HostFile</text:span><text:span text:style-name="T52">H</text:span><text:span text:style-name="T47">dos</text:span><text:span text:style-name="T33">. </text:span><text:span text:style-name="T38">Note that JAVA Properties does not recognize the ‘~’ syntax, </text:span><text:span text:style-name="T46">see Directory Expansion</text:span><text:span text:style-name="T38">.</text:span><text:span text:style-name="T33"> Subdirectories named “</text:span><text:span text:style-name="T40">sy0</text:span><text:span text:style-name="T33">” through “</text:span><text:span text:style-name="T40">sy</text:span><text:span text:style-name="T45">7</text:span><text:span text:style-name="T33">”, “</text:span><text:span text:style-name="T40">dk0” .. “dk</text:span><text:span text:style-name="T45">7</text:span><text:span text:style-name="T40">”,</text:span><text:span text:style-name="T33"> are assumed </text:span><text:span text:style-name="T46">and will be</text:span><text:span text:style-name="T33"> created automatically.</text:span></text:p>
      <text:p text:style-name="P8"/>
      <text:p text:style-name="P9"><text:span text:style-name="T28">vhdos</text:span><text:span text:style-name="T23">_</text:span><text:span text:style-name="T25">nosys</text:span></text:p>
      <text:p text:style-name="P18">Disable the HDOS SYS attribute, so files will not be hidden on Windows.</text:p>
      <text:p text:style-name="P9"/>
      <text:p text:style-name="P12"><text:span text:style-name="T28">vhdos</text:span><text:span text:style-name="T23">_</text:span><text:span text:style-name="T32">y2k</text:span></text:p>
      <text:p text:style-name="P20">Disable <text:span text:style-name="T92">capping datestamps at 1999</text:span>. <text:span text:style-name="T92">Some programs (that examine directories) may not tolerate this setting. </text:span></text:p>
      <text:p text:style-name="P12"/>
      <text:p text:style-name="P12"><text:span text:style-name="T28">vhdos</text:span><text:span text:style-name="T23">_</text:span><text:span text:style-name="T25">drive_</text:span><text:span text:style-name="T13">X</text:span><text:span text:style-name="T48"> </text:span><text:span text:style-name="T49">= </text:span><text:span text:style-name="T14">path</text:span></text:p>
      <text:p text:style-name="P36"><text:span text:style-name="T33">Where “</text:span><text:span text:style-name="T3">X</text:span><text:span text:style-name="T33">” is one of “</text:span><text:span text:style-name="T41">sy0</text:span><text:span text:style-name="T33">” through “</text:span><text:span text:style-name="T41">dk</text:span><text:span text:style-name="T45">7</text:span><text:span text:style-name="T33">”. </text:span><text:span text:style-name="T34">Specify the path to use instead of “root_dir/X” for the </text:span><text:span text:style-name="T45">associated</text:span><text:span text:style-name="T34"> HDOS drive. </text:span><text:span text:style-name="T46">See also Directory Expansion.</text:span></text:p>
      <text:p text:style-name="P47"/>
      <text:p text:style-name="P11"><text:span text:style-name="T28">vhdos</text:span><text:span text:style-name="T23">_</text:span><text:span text:style-name="T51">dump</text:span><text:span text:style-name="T48"> </text:span><text:span text:style-name="T49">= </text:span><text:span text:style-name="T17">file</text:span></text:p>
      <text:p text:style-name="P17">Triggers a core dump of RAM when exiting the emulation. The dump file contains the raw (binary) contents of RAM. <text:span text:style-name="T73">Note that subsequent dumps </text:span><text:span text:style-name="T78">to the same file </text:span><text:span text:style-name="T73">will overwrite any previous dump. </text:span><text:span text:style-name="T79">Default file name is “vhdos.core”.</text:span></text:p>
      <text:p text:style-name="P69"/>
      <text:p text:style-name="P10"><text:span text:style-name="T28">vhdos</text:span><text:span text:style-name="T23">_</text:span><text:span text:style-name="T50">trace</text:span><text:span text:style-name="T48"> </text:span><text:span text:style-name="T49">= </text:span><text:span text:style-name="T16">command</text:span></text:p>
      <text:p text:style-name="P19"><text:span text:style-name="T77">Enables program (instruction) tracing based on </text:span><text:span text:style-name="T6">command</text:span><text:span text:style-name="T76">. </text:span><text:span text:style-name="T77">See section “Tracing”.</text:span></text:p>
      <text:p text:style-name="P29"/>
      <text:p text:style-name="P31"><text:span text:style-name="T23">vhdos_cpu</text:span> = <text:span text:style-name="T3">cpu</text:span></text:p>
      <text:p text:style-name="P32">Select which CPU to use. Value <text:span text:style-name="T3">cpu</text:span> may be “I8080”, “I8085”, “Z80”, or “Z180”. Default is Z80.</text:p>
      <text:p text:style-name="P31"/>
      <text:p text:style-name="P34"><text:soft-page-break/><text:span text:style-name="T86">vhdos_</text:span>disas = zilog</text:p>
      <text:p text:style-name="P77">For Z80 and Z180 CPUs, this selects Zilog mnemonics in the disassembled instruction when tracing. Default is to use Intel mnemonics with standard macro syntax for Z80/Z180 instructions.</text:p>
      <text:h text:style-name="Heading_20_3" text:outline-level="3"><text:bookmark-start text:name="__RefHeading___Toc16640_1034753722"/>Directory Expansion<text:bookmark-end text:name="__RefHeading___Toc16640_1034753722"/></text:h>
      <text:p text:style-name="P73">Directories in <text:span text:style-name="T28">vhdos</text:span><text:span text:style-name="T26">_</text:span><text:span text:style-name="T25">drive_</text:span><text:span text:style-name="T13">X</text:span><text:span text:style-name="T57"> </text:span><text:span text:style-name="T56">and </text:span><text:span text:style-name="T53">vhdos</text:span><text:span text:style-name="T54">_</text:span><text:span text:style-name="T55">root_dir</text:span><text:span text:style-name="T58"> </text:span><text:span text:style-name="T56">properties may be prefixed with (or consist solely of) “${PWD}” or “${HOME}”, which will be expanded to the current working directory or user’s home directory, respectively.</text:span></text:p>
      <text:h text:style-name="Heading_20_2" text:outline-level="2"><text:bookmark-start text:name="__RefHeading___Toc1003_1158399634"/><text:span text:style-name="T34">E</text:span><text:span text:style-name="T33">nvironment Variables</text:span><text:bookmark-end text:name="__RefHeading___Toc1003_1158399634"/></text:h>
      <text:p text:style-name="P21">The following environment variables are recognized:</text:p>
      <text:p text:style-name="P21"/>
      <text:p text:style-name="P22"><text:span text:style-name="T23">HDOSDrives</text:span> = <text:span text:style-name="T3">path-list</text:span></text:p>
      <text:p text:style-name="P23">The <text:span text:style-name="T3">path-list</text:span> is a list of (up to) <text:span text:style-name="T93">16</text:span><text:span text:style-name="T86"> </text:span>paths separated by commas. Each path is positional dependent, i.e. the first path is for drive <text:span text:style-name="T86">SY0</text:span>:, second for drive <text:span text:style-name="T86">SY1</text:span>:, etc. If a path is empty (“,,”), then the default is used. All non-empty paths are translated into <text:span text:style-name="T23">vhdos</text:span><text:span text:style-name="T26">_</text:span><text:span text:style-name="T25">drive_</text:span><text:span text:style-name="T13">X</text:span> <text:span text:style-name="T64">properties.</text:span></text:p>
      <text:p text:style-name="P24"/>
      <text:p text:style-name="P24"><text:span text:style-name="T23">HDOSDrive_</text:span><text:span text:style-name="T15">X</text:span><text:span text:style-name="T64"> = </text:span><text:span text:style-name="T5">path</text:span></text:p>
      <text:p text:style-name="P25">Specifies the path to use for drive <text:span text:style-name="T3">X</text:span>. This is <text:span text:style-name="T63">translated into </text:span>a<text:span text:style-name="T63"> </text:span><text:span text:style-name="T28">vhdos</text:span><text:span text:style-name="T26">_</text:span><text:span text:style-name="T25">drive_</text:span><text:span text:style-name="T13">X</text:span><text:span text:style-name="T63"> </text:span>propert<text:span text:style-name="T93">y</text:span>.</text:p>
      <text:p text:style-name="P26"/>
      <text:p text:style-name="P28"><text:span text:style-name="T23">VHDOSCoreDump</text:span> = <text:span text:style-name="T7">file</text:span></text:p>
      <text:p text:style-name="P25">Triggers a core dump of RAM when exiting the emulation. The dump file contains the raw (binary) contents of RAM. <text:span text:style-name="T73">Note that subsequent dumps </text:span><text:span text:style-name="T78">to the same file </text:span><text:span text:style-name="T73">will overwrite any previous dump. </text:span><text:span text:style-name="T83">This overrides any </text:span><text:span text:style-name="T30">vhdos_dump</text:span><text:span text:style-name="T83"> property. </text:span><text:span text:style-name="T79">Default file name is “vhdos.core”.</text:span></text:p>
      <text:p text:style-name="P26"/>
      <text:p text:style-name="P27"><text:span text:style-name="T23">VHDOS</text:span><text:span text:style-name="T29">Trace</text:span> = <text:span text:style-name="T6">command</text:span></text:p>
      <text:p text:style-name="P30">Enables program (instruction) tracing based on<text:span text:style-name="T3"> command</text:span>. This overrides any <text:span text:style-name="T23">vhdos_trace</text:span> property in the config file. See section “Tracing”.</text:p>
      <text:p text:style-name="P26"/>
      <text:p text:style-name="P31"><text:span text:style-name="T23">VHDOSCPU</text:span> = <text:span text:style-name="T3">cpu</text:span></text:p>
      <text:p text:style-name="P32">Select which CPU to use. Value <text:span text:style-name="T3">cpu</text:span> may be “I8080”, “I8085”, “Z80”, or “Z180”. <text:span text:style-name="T77">This overrides any </text:span><text:span text:style-name="T29">vhdos_</text:span><text:span text:style-name="T23">cpu</text:span><text:span text:style-name="T77"> property. </text:span>Default is Z80.</text:p>
      <text:p text:style-name="P29"/>
      <text:p text:style-name="P31"><text:span text:style-name="T23">VHDOSShow</text:span> = <text:span text:style-name="T3">drive</text:span></text:p>
      <text:p text:style-name="P32">This variable causes vhdos to print the path being used for <text:span text:style-name="T3">drive</text:span> (“<text:span text:style-name="T87">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64">Running</text:span> the <text:span text:style-name="T64">Emulator</text:span><text:bookmark-end text:name="__RefHeading___Toc1444_1532241226"/></text:h>
      <text:p text:style-name="P14">Typical startup command:</text:p>
      <text:p text:style-name="P13"/>
      <text:p text:style-name="P38"><text:span text:style-name="T33">java -jar </text:span><text:span text:style-name="T37">Virtualvhdos</text:span><text:span text:style-name="T33">.jar </text:span><text:span text:style-name="T11">hdos</text:span><text:span text:style-name="T5">-command</text:span></text:p>
      <text:p text:style-name="P13"/>
      <text:p text:style-name="P13"><text:soft-page-break/><text:span text:style-name="T64">Typically, a wrapper script or batch file will be created, to simplify running commands</text:span>.<text:span text:style-name="T66"> </text:span><text:span text:style-name="T67">On Linux, this might look like:</text:span></text:p>
      <text:p text:style-name="P49"/>
      <text:p text:style-name="P42">#!/bin/bash</text:p>
      <text:p text:style-name="P41">exec java -jar /path/to/VirtualHdos.jar "${@}"</text:p>
      <text:p text:style-name="P49"/>
      <text:p text:style-name="P15"><text:span text:style-name="T67">I</text:span><text:span text:style-name="T65">f this script were named “vhdos”, and is on the user’s PATH, then one would run HDOS commands using:</text:span></text:p>
      <text:p text:style-name="P50"/>
      <text:p text:style-name="P40"><text:span text:style-name="T60">vhdos </text:span><text:span text:style-name="T19">hdos</text:span><text:span text:style-name="T18">-command</text:span></text:p>
      <text:p text:style-name="P51"/>
      <text:p text:style-name="P53">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3"/>
      <text:p text:style-name="P57">On Linux/Unix systems (or compatible shells on Windows), a command may be prefixed by environment variables, which is a convenient way to do ad-hoc tracing and coredumps. For example:</text:p>
      <text:p text:style-name="P57"/>
      <text:p text:style-name="P45">VHDOSCoreDump=mydumpfile vhdos <text:span text:style-name="T11">hdos</text:span><text:span text:style-name="T8">-command</text:span></text:p>
      <text:p text:style-name="P58"/>
      <text:h text:style-name="Heading_20_3" text:outline-level="3"><text:bookmark-start text:name="__RefHeading___Toc568_1034753722"/>Console Input<text:bookmark-end text:name="__RefHeading___Toc568_1034753722"/></text:h>
      <text:p text:style-name="P58">Translating HDOS console input to JAVA and modern “stdin” is problematic. This emulator is optimized for whole-line input, <text:span text:style-name="T89">so some programs that use “raw” input may not work well</text:span>. <text:span text:style-name="T80">Programs </text:span><text:span text:style-name="T89">doing full-line input should</text:span><text:span text:style-name="T80"> work fine, although because of echoing there is an extra blank line after entering input. </text:span><text:span text:style-name="T93">At the least, the C/80 configuration program, CCONFIG.ABS, works as expected.</text:span></text:p>
      <text:p text:style-name="P58"/>
      <text:h text:style-name="Heading_20_3" text:outline-level="3"><text:bookmark-start text:name="__RefHeading___Toc621_1034753722"/>Batch Execution (SUBMIT)<text:bookmark-end text:name="__RefHeading___Toc621_1034753722"/></text:h>
      <text:p text:style-name="P64"><text:span text:style-name="T89">[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64"/>
      <text:p text:style-name="P65">Each line is a command, or if prefixed with ‘&lt;’ a line of input to the program being run at the time. Argument substitutions are supported, using the standard “$1”, “$2”, … “$9” notation. Comment lines must begin with ‘#’ or ‘;’. Empty lines are skipped.</text:p>
      <text:p text:style-name="P65"/>
      <text:p text:style-name="P65">There is no way to disable searching for “command.sub” when only “command” is entered, but entering “command.com” will avoid matching any submit file.</text:p>
      <text:h text:style-name="Heading_20_2" text:outline-level="2"><text:bookmark-start text:name="__RefHeading___Toc1021_1158399634"/><text:span text:style-name="T74">Setup</text:span> Example<text:bookmark-end text:name="__RefHeading___Toc1021_1158399634"/></text:h>
      <text:p text:style-name="Standard">Here is an example set of commands used on Linux to setup vhdos. These assume no vhdos config file is present. In this example, the repository ~/<text:span text:style-name="T87">hdos</text:span>-dist is used as a source for HDOS distribution files. Also, the ‘vhdos’ script has already been copied and edited and is on the user’s PATH.</text:p>
      <text:p text:style-name="Preformatted_20_Text"/>
      <text:p text:style-name="Preformatted_20_Text"><text:span text:style-name="T75">$ </text:span>mkdir -p ~/HostFile<text:span text:style-name="T87">H</text:span>dos/{<text:span text:style-name="T87">sy0,sy1,sy2,sy3,dk0,dk1,dk2,dk3</text:span>}<text:line-break/><text:span text:style-name="T75">$ </text:span>cp <text:span text:style-name="T75">~/</text:span><text:span text:style-name="T87">hdos</text:span><text:span text:style-name="T75">-dist</text:span>/*.<text:span text:style-name="T87">abs</text:span> ~/HostFile<text:span text:style-name="T90">H</text:span>dos/<text:span text:style-name="T87">sy0</text:span><text:line-break/><text:soft-page-break/><text:span text:style-name="T75">$ vhdos</text:span><text:span text:style-name="T42"> </text:span><text:span text:style-name="T43">dir</text:span><text:line-break/><text:span text:style-name="T91">&gt;dir</text:span></text:p>
      <text:p text:style-name="P72">NAME <text:s text:c="3"/>.EXT <text:s text:c="2"/>SIZE <text:s text:c="4"/>DATE <text:s text:c="4"/>FLAGS</text:p>
      <text:p text:style-name="P70"/>
      <text:p text:style-name="P72">C <text:s text:c="6"/>.ABS <text:s text:c="3"/>154 <text:s/>13-Feb-1999 <text:s text:c="3"/>W</text:p>
      <text:p text:style-name="P72">SCANF <text:s text:c="2"/>.H <text:s text:c="7"/>1 <text:s/>13-Feb-1999 <text:s text:c="4"/></text:p>
      <text:p text:style-name="P72">CCONFIG .ABS <text:s text:c="4"/>34 <text:s/>13-Feb-1999 <text:s text:c="3"/>W</text:p>
      <text:p text:style-name="P72">XREF <text:s text:c="3"/>.ABS <text:s text:c="4"/>13 <text:s/>13-Feb-1999 <text:s text:c="3"/>W</text:p>
      <text:p text:style-name="P72">MATHLIB .REL <text:s text:c="4"/>19 <text:s/>13-Feb-1999 <text:s text:c="4"/></text:p>
      <text:p text:style-name="P72">ASM <text:s text:c="4"/>.ABS <text:s text:c="4"/>33 <text:s/>13-Feb-1999 <text:s text:c="3"/>W</text:p>
      <text:p text:style-name="P72">PRINTF <text:s/>.H <text:s text:c="7"/>1 <text:s/>13-Feb-1999 <text:s text:c="4"/></text:p>
      <text:p text:style-name="P72">XREF3 <text:s text:c="2"/>.ABS <text:s text:c="4"/>12 <text:s/>14-Feb-1999 <text:s text:c="3"/>W</text:p>
      <text:p text:style-name="P72">CLIBRARY.REL <text:s text:c="4"/>14 <text:s/>13-Feb-1999 <text:s text:c="4"/></text:p>
      <text:p text:style-name="P72">STDLIB <text:s/>.REL <text:s text:c="4"/>16 <text:s/>13-Feb-1999 <text:s text:c="4"/></text:p>
      <text:p text:style-name="P72">M80 <text:s text:c="4"/>.ABS <text:s text:c="4"/>69 <text:s/>14-Feb-1999 <text:s text:c="3"/>W</text:p>
      <text:p text:style-name="P72">SYSCMD <text:s/>.SYS <text:s text:c="4"/>12 <text:s/>13-Feb-1999 <text:s/>S <text:s/></text:p>
      <text:p text:style-name="P72">BOOT <text:s text:c="3"/>.ABS <text:s text:c="5"/>4 <text:s/>13-Feb-1999 <text:s text:c="3"/>W</text:p>
      <text:p text:style-name="P72">L80 <text:s text:c="4"/>.ABS <text:s text:c="4"/>33 <text:s/>14-Feb-1999 <text:s text:c="3"/>W</text:p>
      <text:p text:style-name="P72">FPRINTF .H <text:s text:c="7"/>1 <text:s/>13-Feb-1999 <text:s text:c="4"/></text:p>
      <text:p text:style-name="P72">FLIBRARY.REL <text:s text:c="4"/>29 <text:s/>13-Feb-1999 <text:s text:c="4"/></text:p>
      <text:p text:style-name="P72">DBUG <text:s text:c="3"/>.ABS <text:s text:c="4"/>15 <text:s/>13-Feb-1999 <text:s text:c="3"/>W</text:p>
      <text:p text:style-name="P72">AS <text:s text:c="5"/>.ABS <text:s text:c="4"/>54 <text:s/>13-Feb-1999 <text:s text:c="3"/>W</text:p>
      <text:p text:style-name="P72">FOO <text:s text:c="4"/>.ABS <text:s text:c="5"/>0 <text:s/>14-Feb-1999 <text:s text:c="3"/>W</text:p>
      <text:p text:style-name="P72">PIP <text:s text:c="4"/>.ABS <text:s text:c="4"/>19 <text:s/>13-Feb-1999 <text:s text:c="3"/>W</text:p>
      <text:p text:style-name="P72">ASM3 <text:s text:c="3"/>.ABS <text:s text:c="4"/>32 <text:s/>14-Feb-1999 <text:s text:c="3"/>W</text:p>
      <text:p text:style-name="P72">DIRTEST .ABS <text:s text:c="4"/>20 <text:s/>13-Feb-1999 <text:s text:c="3"/>W<text:line-break/>$</text:p>
      <text:p text:style-name="P66"/>
      <text:p text:style-name="P66">The exact list of files, and order, above depends on what files were copied into the <text:span text:style-name="T92">SY0</text:span>: directory.</text:p>
      <text:p text:style-name="P66"/>
      <text:p text:style-name="P66">Note that <text:span text:style-name="T89">any startup</text:span> message<text:span text:style-name="T89">s</text:span> can be suppressed by setting up a vhdos config file that contains the “silent” property. For example, “echo silent &gt;&gt;vhdos.rc” in the current directory will add the ‘silent’ property, possibly creating a new “vhdos.rc” properties file.</text:p>
      <text:p text:style-name="P66"/>
      <text:h text:style-name="P76" text:outline-level="2"><text:bookmark-start text:name="__RefHeading___Toc1021_11583996341"/>Makefile Example<text:bookmark-end text:name="__RefHeading___Toc1021_11583996341"/></text:h>
      <text:p text:style-name="P16"><text:span text:style-name="T65">Here is an example Makefile that uses vhdos to assemble using </text:span><text:span text:style-name="T70">ASM.ABS</text:span><text:span text:style-name="T65"> into an </text:span><text:span text:style-name="T70">ABS</text:span><text:span text:style-name="T65"> file, </text:span><text:span text:style-name="T68">using source file “prog1.asm”</text:span><text:span text:style-name="T65">. </text:span><text:span text:style-name="T68">This makefile and the source file reside in the same directory. The default VirtualHdos </text:span><text:span text:style-name="T70">SY0:</text:span><text:span text:style-name="T68"> drive must contain </text:span><text:span text:style-name="T70">ASM.ABS</text:span><text:span text:style-name="T68"> and </text:span><text:span text:style-name="T70">SY1: must contain any ACM files needed</text:span><text:span text:style-name="T68">. </text:span><text:span text:style-name="T69">Note </text:span><text:span text:style-name="T70">that</text:span><text:span text:style-name="T69"> some of the vhdos commandline arguments </text:span><text:span text:style-name="T70">may need to be</text:span><text:span text:style-name="T69"> quoted, because otherwise the host shell may try to interpret them or stumble over special characters.</text:span></text:p>
      <text:p text:style-name="P52"/>
      <text:p text:style-name="P39"><text:span text:style-name="T60">export HDOSDrive_</text:span><text:span text:style-name="T62">dk0</text:span><text:span text:style-name="T60"> = $(</text:span><text:span text:style-name="T61">PWD)</text:span></text:p>
      <text:p text:style-name="P43"/>
      <text:p text:style-name="P44">all: prog1.<text:span text:style-name="T89">abs</text:span></text:p>
      <text:p text:style-name="P44"/>
      <text:p text:style-name="P43">%.<text:span text:style-name="T89">abs</text:span>: %.asm</text:p>
      <text:p text:style-name="P43"><text:s text:c="8"/>vhdos <text:span text:style-name="T89">asm</text:span> <text:span text:style-name="T89">dk0:$*,dk0:$*=dk0:$*,sy1:/err</text:span></text:p>
      <text:p text:style-name="P56"/>
      <text:h text:style-name="Heading_20_2" text:outline-level="2"><text:bookmark-start text:name="__RefHeading___Toc524_1034753722"/><text:soft-page-break/>Tracing<text:bookmark-end text:name="__RefHeading___Toc524_1034753722"/></text:h>
      <text:p text:style-name="P59">Trace commands take the form:</text:p>
      <text:p text:style-name="P59"/>
      <text:p text:style-name="P61"><text:span text:style-name="T3">range</text:span> [<text:span text:style-name="T3">count</text:span>] [<text:span text:style-name="T23">oneshot</text:span>]</text:p>
      <text:p text:style-name="P54"/>
      <text:p text:style-name="P55"><text:span text:style-name="T81">Where </text:span><text:span text:style-name="T9">range</text:span><text:span text:style-name="T81"> has the syntax:</text:span></text:p>
      <text:p text:style-name="P55"/>
      <text:p text:style-name="P61"><text:span text:style-name="T3">low</text:span><text:span text:style-name="T23">:</text:span><text:span text:style-name="T3">high</text:span></text:p>
      <text:p text:style-name="P55"/>
      <text:p text:style-name="P61">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82">The </text:span><text:span text:style-name="T10">high</text:span><text:span text:style-name="T82"> address is exclusive, i.e. a match means </text:span><text:span text:style-name="T10">low</text:span><text:span text:style-name="T82"> &lt;= PC &lt; </text:span><text:span text:style-name="T10">high</text:span><text:span text:style-name="T82">.</text:span></text:p>
      <text:p text:style-name="P61"/>
      <text:p text:style-name="P63">A special range expression ‘.’ means immediate trigger, for use with specifying only <text:span text:style-name="T3">count</text:span>. This implies <text:span text:style-name="T23">oneshot</text:span>.</text:p>
      <text:p text:style-name="P54"/>
      <text:p text:style-name="P59">The <text:span text:style-name="T3">count</text:span> argument sets the number of instructions to be traced after matching the range. Note that this counter starts after “leaving” the range, i.e. all instructions within the range will always be traced. <text:span text:style-name="T84">Default is 0 (no addition lines traced).</text:span></text:p>
      <text:p text:style-name="P59"/>
      <text:p text:style-name="P60">The <text:span text:style-name="T23">oneshot</text:span> keyword causes the tracing to occur only once. Tracing is essentially disabled after being triggered (after “leaving” the range).</text:p>
      <text:p text:style-name="P59"/>
      <text:p text:style-name="P62">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6T05:47:37.276641343</dc:date>
    <meta:editing-duration>P13DT2H49M8S</meta:editing-duration>
    <meta:editing-cycles>38</meta:editing-cycles>
    <meta:generator>LibreOffice/7.3.7.2$Linux_X86_64 LibreOffice_project/30$Build-2</meta:generator>
    <meta:document-statistic meta:table-count="0" meta:image-count="0" meta:object-count="0" meta:page-count="6" meta:paragraph-count="123" meta:word-count="1686" meta:character-count="10667" meta:non-whitespace-character-count="8825"/>
  </office:meta>
</office:document-meta>
</file>